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2">
      <style:paragraph-properties fo:margin-top="0in" fo:margin-bottom="0in" style:contextual-spacing="false"/>
      <style:text-properties officeooo:rsid="0007e439" officeooo:paragraph-rsid="0007e43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YAML Scene Manager Application - Full Specification Document</text:span></text:h>
      <text:p text:style-name="Text_20_body">This document outlines all the requirements, features, and functionality of the <text:span text:style-name="Strong_20_Emphasis">YAML Scene Manager</text:span> application as discussed and implemented.</text:p>
      <text:p text:style-name="Horizontal_20_Line"/>
      <text:h text:style-name="Heading_20_2" text:outline-level="2">🎯 <text:span text:style-name="Strong_20_Emphasis">Purpose of the Application</text:span></text:h>
      <text:p text:style-name="Text_20_body">The YAML Scene Manager is a Windows-based Python application designed to help users create, manage, and export structured YAML files for scene-based projects (such as games or interactive video stories). The tool provides an intuitive interface for adding scenes, managing choices, and generating well-structured YAML outputs.</text:p>
      <text:p text:style-name="Horizontal_20_Line"/>
      <text:h text:style-name="Heading_20_2" text:outline-level="2">🏗️ <text:span text:style-name="Strong_20_Emphasis">Core Features</text:span></text:h>
      <text:h text:style-name="Heading_20_3" text:outline-level="3">1. <text:span text:style-name="Strong_20_Emphasis">Source Folder Management</text:span></text:h>
      <text:list text:style-name="L1">
        <text:list-item>
          <text:p text:style-name="P1"><text:span text:style-name="Strong_20_Emphasis">Source Folder Selection</text:span>:</text:p>
          <text:list>
            <text:list-item>
              <text:p text:style-name="P2">The user selects a source folder that contains two specific subfolders:</text:p>
              <text:list>
                <text:list-item>
                  <text:p text:style-name="P2"><text:span text:style-name="Source_20_Text">videos/</text:span> – Contains all video files.</text:p>
                </text:list-item>
                <text:list-item>
                  <text:p text:style-name="P2"><text:span text:style-name="Source_20_Text">images/</text:span> – Contains all image files.</text:p>
                </text:list-item>
              </text:list>
            </text:list-item>
            <text:list-item>
              <text:p text:style-name="P2">The dropdowns for selecting videos and images are populated dynamically from these folders.</text:p>
            </text:list-item>
          </text:list>
        </text:list-item>
        <text:list-item>
          <text:p text:style-name="P1"><text:span text:style-name="Strong_20_Emphasis">Changing the Source Folder</text:span>:</text:p>
          <text:list>
            <text:list-item>
              <text:p text:style-name="P2">If a source folder is already selected and scenes are loaded:</text:p>
              <text:list>
                <text:list-item>
                  <text:p text:style-name="P2">A confirmation prompt appears: <text:span text:style-name="Strong_20_Emphasis">"Are you sure you want to change the source folder? Existing data will remain, but paths may become invalid."</text:span></text:p>
                </text:list-item>
              </text:list>
            </text:list-item>
            <text:list-item>
              <text:p text:style-name="P1">On confirmation, the app retains the existing data, but any mismatches with the new folder will need to be resolved manually.</text:p>
            </text:list-item>
          </text:list>
        </text:list-item>
      </text:list>
      <text:p text:style-name="Horizontal_20_Line"/>
      <text:h text:style-name="Heading_20_3" text:outline-level="3">2. <text:span text:style-name="Strong_20_Emphasis">Scene Management</text:span></text:h>
      <text:list text:style-name="L2">
        <text:list-item>
          <text:p text:style-name="P3"><text:span text:style-name="Strong_20_Emphasis">Dynamic Scene Creation</text:span>:</text:p>
          <text:list>
            <text:list-item>
              <text:p text:style-name="P4">The user can add scenes dynamically through the GUI.</text:p>
            </text:list-item>
            <text:list-item>
              <text:p text:style-name="P4">Each scene contains:</text:p>
              <text:list>
                <text:list-item>
                  <text:p text:style-name="P4"><text:span text:style-name="Strong_20_Emphasis">Scene ID</text:span>: Unique identifier for the scene (e.g., <text:span text:style-name="Source_20_Text">s1</text:span>).</text:p>
                </text:list-item>
                <text:list-item>
                  <text:p text:style-name="P4"><text:span text:style-name="Strong_20_Emphasis">Video Selection</text:span>: Dropdown to select a video file from the source folder.</text:p>
                </text:list-item>
                <text:list-item>
                  <text:p text:style-name="P4"><text:span text:style-name="Strong_20_Emphasis">Scene Type</text:span>:</text:p>
                  <text:list>
                    <text:list-item>
                      <text:p text:style-name="P4"><text:span text:style-name="Source_20_Text">Continue</text:span>: A simple scene continuation.</text:p>
                    </text:list-item>
                    <text:list-item>
                      <text:p text:style-name="P4"><text:soft-page-break/><text:span text:style-name="Source_20_Text">Question</text:span>: A branching scene with multiple options.</text:p>
                    </text:list-item>
                  </text:list>
                </text:list-item>
                <text:list-item>
                  <text:p text:style-name="P19">Scene heading:</text:p>
                  <text:list>
                    <text:list-item>
                      <text:p text:style-name="P19">Continue_heading: shows up when continue is selected for scene type</text:p>
                    </text:list-item>
                    <text:list-item>
                      <text:p text:style-name="P19">Question_heading: shows up when question is selected for scene type.</text:p>
                    </text:list-item>
                  </text:list>
                </text:list-item>
              </text:list>
            </text:list-item>
            <text:list-item>
              <text:p text:style-name="P4">Scenes can be <text:span text:style-name="Strong_20_Emphasis">deleted</text:span> or <text:span text:style-name="Strong_20_Emphasis">edited</text:span> after creation.</text:p>
            </text:list-item>
          </text:list>
        </text:list-item>
        <text:list-item>
          <text:p text:style-name="P3"><text:span text:style-name="Strong_20_Emphasis">Choices for Question Scenes</text:span>:</text:p>
          <text:list>
            <text:list-item>
              <text:p text:style-name="P4">Each question scene supports multiple dynamic choices:</text:p>
              <text:list>
                <text:list-item>
                  <text:p text:style-name="P4"><text:span text:style-name="Strong_20_Emphasis">Option Text</text:span>: The text presented to the user for that choice.</text:p>
                </text:list-item>
                <text:list-item>
                  <text:p text:style-name="P4"><text:span text:style-name="Strong_20_Emphasis">Next Scene ID</text:span>: Defines which scene to navigate to next.</text:p>
                </text:list-item>
                <text:list-item>
                  <text:p text:style-name="P4"><text:span text:style-name="Strong_20_Emphasis">Image Selection</text:span>: Dropdown for an image corresponding to the choice.</text:p>
                </text:list-item>
                <text:list-item>
                  <text:p text:style-name="P4"><text:span text:style-name="Strong_20_Emphasis">Temporary Flag</text:span>: Checkbox to mark if the choice is temporary (<text:span text:style-name="Source_20_Text">temporary: true</text:span>).</text:p>
                </text:list-item>
              </text:list>
            </text:list-item>
          </text:list>
        </text:list-item>
        <text:list-item>
          <text:p text:style-name="P3"><text:span text:style-name="Strong_20_Emphasis">Drag-and-Drop Reordering</text:span>:</text:p>
          <text:list>
            <text:list-item>
              <text:p text:style-name="P4">The list of scenes supports drag-and-drop reordering.</text:p>
            </text:list-item>
            <text:list-item>
              <text:p text:style-name="P4">The first scene in the list automatically becomes the <text:span text:style-name="Strong_20_Emphasis">starting scene</text:span> (<text:span text:style-name="Source_20_Text">start: s1</text:span> in the YAML).</text:p>
            </text:list-item>
            <text:list-item>
              <text:p text:style-name="P3">The YAML preview and internal structure update automatically to reflect the new order.</text:p>
            </text:list-item>
          </text:list>
        </text:list-item>
      </text:list>
      <text:p text:style-name="Horizontal_20_Line"/>
      <text:h text:style-name="Heading_20_3" text:outline-level="3">3. <text:span text:style-name="Strong_20_Emphasis">YAML Import and Export</text:span></text:h>
      <text:list text:style-name="L3">
        <text:list-item>
          <text:p text:style-name="P5"><text:span text:style-name="Strong_20_Emphasis">Import YAML Functionality</text:span>:</text:p>
          <text:list>
            <text:list-item>
              <text:p text:style-name="P6">Users can import an existing YAML file.</text:p>
            </text:list-item>
            <text:list-item>
              <text:p text:style-name="P6">Validates that the selected <text:span text:style-name="Strong_20_Emphasis">source folder</text:span> matches the paths in the YAML.</text:p>
            </text:list-item>
            <text:list-item>
              <text:p text:style-name="P6">If mismatches are detected:</text:p>
              <text:list>
                <text:list-item>
                  <text:p text:style-name="P6">The user is prompted with options:</text:p>
                  <text:list>
                    <text:list-item>
                      <text:p text:style-name="P6"><text:span text:style-name="Strong_20_Emphasis">Select a new source folder</text:span>.</text:p>
                    </text:list-item>
                    <text:list-item>
                      <text:p text:style-name="P6"><text:span text:style-name="Strong_20_Emphasis">Select a different YAML file</text:span>.</text:p>
                    </text:list-item>
                    <text:list-item>
                      <text:p text:style-name="P6"><text:span text:style-name="Strong_20_Emphasis">Load the YAML with the current folder</text:span> (allowing the user to resolve inconsistencies manually).</text:p>
                    </text:list-item>
                  </text:list>
                </text:list-item>
              </text:list>
            </text:list-item>
            <text:list-item>
              <text:p text:style-name="P6">Existing data in the app will be overwritten after user confirmation.</text:p>
            </text:list-item>
          </text:list>
        </text:list-item>
        <text:list-item>
          <text:p text:style-name="P5"><text:span text:style-name="Strong_20_Emphasis">Save YAML Functionality</text:span>:</text:p>
          <text:list>
            <text:list-item>
              <text:p text:style-name="P6">Generates a correctly structured YAML output based on the current scenes and their order.</text:p>
            </text:list-item>
            <text:list-item>
              <text:p text:style-name="P6">Prompts the user to select a filename and location.</text:p>
            </text:list-item>
            <text:list-item>
              <text:p text:style-name="P5">The output is saved with the proper YAML formatting and indentation.</text:p>
            </text:list-item>
          </text:list>
        </text:list-item>
      </text:list>
      <text:p text:style-name="Horizontal_20_Line"/>
      <text:h text:style-name="Heading_20_3" text:outline-level="3">4. <text:span text:style-name="Strong_20_Emphasis">Live YAML Preview</text:span></text:h>
      <text:list text:style-name="L4">
        <text:list-item>
          <text:p text:style-name="P8">Displays a <text:span text:style-name="Strong_20_Emphasis">live preview</text:span> of the generated YAML:</text:p>
          <text:list>
            <text:list-item>
              <text:p text:style-name="P8"><text:soft-page-break/>Updates dynamically as scenes, choices, or orders change.</text:p>
            </text:list-item>
            <text:list-item>
              <text:p text:style-name="P8">Maintains correct YAML formatting, indentation, and structure.</text:p>
            </text:list-item>
          </text:list>
        </text:list-item>
        <text:list-item>
          <text:p text:style-name="P7">Helps users visually verify the output before saving.</text:p>
        </text:list-item>
      </text:list>
      <text:p text:style-name="Horizontal_20_Line"/>
      <text:h text:style-name="Heading_20_3" text:outline-level="3">5. <text:span text:style-name="Strong_20_Emphasis">Validation &amp; Error Handling</text:span></text:h>
      <text:list text:style-name="L5">
        <text:list-item>
          <text:p text:style-name="P10"><text:span text:style-name="Strong_20_Emphasis">Field Validation</text:span>:</text:p>
          <text:list>
            <text:list-item>
              <text:p text:style-name="P10">Checks that all required fields are filled:</text:p>
              <text:list>
                <text:list-item>
                  <text:p text:style-name="P10">Scene ID, video selection, scene type, and choices (where applicable).</text:p>
                </text:list-item>
              </text:list>
            </text:list-item>
            <text:list-item>
              <text:p text:style-name="P10">Displays clear error messages:</text:p>
              <text:list>
                <text:list-item>
                  <text:p text:style-name="P10"><text:span text:style-name="Strong_20_Emphasis">"Please fill in all required fields."</text:span></text:p>
                </text:list-item>
                <text:list-item>
                  <text:p text:style-name="P10"><text:span text:style-name="Strong_20_Emphasis">"Next scene ID missing for a choice."</text:span></text:p>
                </text:list-item>
              </text:list>
            </text:list-item>
          </text:list>
        </text:list-item>
        <text:list-item>
          <text:p text:style-name="P10"><text:span text:style-name="Strong_20_Emphasis">Path Validation</text:span>:</text:p>
          <text:list>
            <text:list-item>
              <text:p text:style-name="P10">Validates that the selected video/image files exist in the <text:span text:style-name="Source_20_Text">videos/</text:span> and <text:span text:style-name="Source_20_Text">images/</text:span> folders.</text:p>
            </text:list-item>
            <text:list-item>
              <text:p text:style-name="P10">Warns the user if a file referenced in the YAML doesn’t exist in the current source folder.</text:p>
            </text:list-item>
          </text:list>
        </text:list-item>
        <text:list-item>
          <text:p text:style-name="P10"><text:span text:style-name="Strong_20_Emphasis">Import Error Handling</text:span>:</text:p>
          <text:list>
            <text:list-item>
              <text:p text:style-name="P9">Detects mismatched file paths between the YAML and the source folder and provides resolution options.</text:p>
            </text:list-item>
          </text:list>
        </text:list-item>
      </text:list>
      <text:p text:style-name="Horizontal_20_Line"/>
      <text:h text:style-name="Heading_20_3" text:outline-level="3">6. <text:span text:style-name="Strong_20_Emphasis">User Interface Overview</text:span></text:h>
      <text:list text:style-name="L6">
        <text:list-item>
          <text:p text:style-name="P11"><text:span text:style-name="Strong_20_Emphasis">Main Window</text:span>:</text:p>
          <text:list>
            <text:list-item>
              <text:p text:style-name="P12">Buttons for:</text:p>
              <text:list>
                <text:list-item>
                  <text:p text:style-name="P12"><text:span text:style-name="Strong_20_Emphasis">Select Source Folder</text:span></text:p>
                </text:list-item>
                <text:list-item>
                  <text:p text:style-name="P12"><text:span text:style-name="Strong_20_Emphasis">Add Scene</text:span></text:p>
                </text:list-item>
                <text:list-item>
                  <text:p text:style-name="P12"><text:span text:style-name="Strong_20_Emphasis">Import YAML</text:span></text:p>
                </text:list-item>
                <text:list-item>
                  <text:p text:style-name="P12"><text:span text:style-name="Strong_20_Emphasis">Save YAML</text:span></text:p>
                </text:list-item>
              </text:list>
            </text:list-item>
            <text:list-item>
              <text:p text:style-name="P12">Dynamic list displaying all added scenes, supporting drag-and-drop reordering.</text:p>
            </text:list-item>
            <text:list-item>
              <text:p text:style-name="P12">Live YAML preview panel (read-only).</text:p>
            </text:list-item>
          </text:list>
        </text:list-item>
        <text:list-item>
          <text:p text:style-name="P11"><text:span text:style-name="Strong_20_Emphasis">Scene Creation Window</text:span>:</text:p>
          <text:list>
            <text:list-item>
              <text:p text:style-name="P12">Input fields for scene ID and type.</text:p>
            </text:list-item>
            <text:list-item>
              <text:p text:style-name="P12">Dropdowns for selecting video and image files.</text:p>
            </text:list-item>
            <text:list-item>
              <text:p text:style-name="P12">Section for adding multiple dynamic choices (only for question scenes).</text:p>
            </text:list-item>
            <text:list-item>
              <text:p text:style-name="P12">Checkbox for marking choices as temporary.</text:p>
            </text:list-item>
          </text:list>
        </text:list-item>
        <text:list-item>
          <text:p text:style-name="P11"><text:span text:style-name="Strong_20_Emphasis">Popup Prompts</text:span>:</text:p>
          <text:list>
            <text:list-item>
              <text:p text:style-name="P12">Confirmation messages for:</text:p>
              <text:list>
                <text:list-item>
                  <text:p text:style-name="P12">Changing the source folder.</text:p>
                </text:list-item>
                <text:list-item>
                  <text:p text:style-name="P12">Overwriting existing scenes when importing a YAML file.</text:p>
                </text:list-item>
              </text:list>
            </text:list-item>
            <text:list-item>
              <text:p text:style-name="P11">Error prompts for missing or invalid fields.</text:p>
            </text:list-item>
          </text:list>
        </text:list-item>
      </text:list>
      <text:p text:style-name="Horizontal_20_Line"><text:soft-page-break/></text:p>
      <text:h text:style-name="Heading_20_3" text:outline-level="3">🔄 <text:span text:style-name="Strong_20_Emphasis">User Flow Summary</text:span></text:h>
      <text:list text:style-name="L7">
        <text:list-item>
          <text:p text:style-name="P14"><text:span text:style-name="Strong_20_Emphasis">Select a source folder</text:span> with valid <text:span text:style-name="Source_20_Text">videos/</text:span> and <text:span text:style-name="Source_20_Text">images/</text:span> subfolders.</text:p>
        </text:list-item>
        <text:list-item>
          <text:p text:style-name="P14"><text:span text:style-name="Strong_20_Emphasis">Add scenes dynamically</text:span>:</text:p>
          <text:list>
            <text:list-item>
              <text:p text:style-name="P14">Select videos and define scene types.</text:p>
            </text:list-item>
            <text:list-item>
              <text:p text:style-name="P14">Add choices for question scenes.</text:p>
            </text:list-item>
          </text:list>
        </text:list-item>
        <text:list-item>
          <text:p text:style-name="P14"><text:span text:style-name="Strong_20_Emphasis">Reorder scenes</text:span> using drag-and-drop (the top scene becomes the starting scene).</text:p>
        </text:list-item>
        <text:list-item>
          <text:p text:style-name="P14"><text:span text:style-name="Strong_20_Emphasis">Import an existing YAML</text:span> if needed (after selecting the correct source folder).</text:p>
        </text:list-item>
        <text:list-item>
          <text:p text:style-name="P14">Verify changes using the <text:span text:style-name="Strong_20_Emphasis">live YAML preview</text:span>.</text:p>
        </text:list-item>
        <text:list-item>
          <text:p text:style-name="P13"><text:span text:style-name="Strong_20_Emphasis">Save</text:span> the YAML file to the desired location.</text:p>
        </text:list-item>
      </text:list>
      <text:p text:style-name="Horizontal_20_Line"/>
      <text:h text:style-name="Heading_20_3" text:outline-level="3">🔧 <text:span text:style-name="Strong_20_Emphasis">Technical Implementation Notes</text:span></text:h>
      <text:list text:style-name="L8">
        <text:list-item>
          <text:p text:style-name="P16"><text:span text:style-name="Strong_20_Emphasis">Programming Language</text:span>: Python 3.7+</text:p>
        </text:list-item>
        <text:list-item>
          <text:p text:style-name="P16"><text:span text:style-name="Strong_20_Emphasis">Error Handling</text:span>:</text:p>
          <text:list>
            <text:list-item>
              <text:p text:style-name="P16">Comprehensive error messages guide users through issues like:</text:p>
              <text:list>
                <text:list-item>
                  <text:p text:style-name="P16">Missing fields.</text:p>
                </text:list-item>
                <text:list-item>
                  <text:p text:style-name="P16">Incorrect file paths.</text:p>
                </text:list-item>
                <text:list-item>
                  <text:p text:style-name="P15">Invalid scene structures during import.</text:p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📅 <text:span text:style-name="Strong_20_Emphasis">Future Enhancement Suggestions (Post-Implementation)</text:span></text:h>
      <text:list text:style-name="L9">
        <text:list-item>
          <text:p text:style-name="P18">Adding <text:span text:style-name="Strong_20_Emphasis">undo/redo</text:span> functionality for scene changes.</text:p>
        </text:list-item>
        <text:list-item>
          <text:p text:style-name="P18">Support for custom folder structures (user-defined folder selection).</text:p>
        </text:list-item>
        <text:list-item>
          <text:p text:style-name="P18">Export to additional formats (e.g., JSON, XML).</text:p>
        </text:list-item>
        <text:list-item>
          <text:p text:style-name="P17">Validation that checks for circular scene references (scenes looping infinitely)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2T15:28:36.519000000</meta:creation-date>
    <dc:date>2025-02-22T15:33:57.064000000</dc:date>
    <meta:editing-duration>PT5M20S</meta:editing-duration>
    <meta:editing-cycles>2</meta:editing-cycles>
    <meta:generator>LibreOffice/24.2.3.2$Windows_X86_64 LibreOffice_project/433d9c2ded56988e8a90e6b2e771ee4e6a5ab2ba</meta:generator>
    <meta:document-statistic meta:table-count="0" meta:image-count="0" meta:object-count="0" meta:page-count="4" meta:paragraph-count="109" meta:word-count="904" meta:character-count="5461" meta:non-whitespace-character-count="4759"/>
  </office:meta>
</office:document-meta>
</file>